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57in"/>
    </style:style>
    <style:style style:name="co3" style:family="table-column">
      <style:table-column-properties fo:break-before="auto" style:column-width="0.5126in"/>
    </style:style>
    <style:style style:name="co4" style:family="table-column">
      <style:table-column-properties fo:break-before="auto" style:column-width="0.6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2">
      <style:table-cell-properties fo:background-color="#ffff00"/>
    </style:style>
    <style:style style:name="ce10" style:family="table-cell" style:parent-style-name="Default" style:data-style-name="N2">
      <style:table-cell-properties fo:background-color="transparent"/>
    </style:style>
    <style:style style:name="ce6" style:family="table-cell" style:parent-style-name="Default" style:data-style-name="N2"/>
    <style:style style:name="ce4" style:family="table-cell" style:parent-style-name="Default" style:data-style-name="N81"/>
    <style:style style:name="ce7" style:family="table-cell" style:parent-style-name="Default" style:data-style-name="N121"/>
    <style:style style:name="ce5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1" table:number-columns-repeated="5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Default"/>
        <table:table-column table:style-name="co4" table:default-cell-style-name="ce7"/>
        <table:table-column table:style-name="co1" table:number-columns-repeated="16368" table:default-cell-style-name="Default"/>
        <table:table-row table:style-name="ro1" table:number-rows-repeated="2">
          <table:table-cell table:number-columns-repeated="12"/>
          <table:table-cell table:style-name="Default" table:number-columns-repeated="2"/>
          <table:table-cell/>
          <table:table-cell table:style-name="Default"/>
          <table:table-cell table:number-columns-repeated="16368"/>
        </table:table-row>
        <table:table-row table:style-name="ro2">
          <table:table-cell table:style-name="ce1"/>
          <table:table-cell table:style-name="ce1" office:value-type="string" calcext:value-type="string">
            <text:p>Gbit/s</text:p>
          </table:table-cell>
          <table:table-cell table:style-name="ce1" office:value-type="string" calcext:value-type="string">
            <text:p>Mbit/s</text:p>
          </table:table-cell>
          <table:table-cell table:style-name="ce1" office:value-type="string" calcext:value-type="string">
            <text:p>MByte/s</text:p>
          </table:table-cell>
          <table:table-cell table:style-name="ce1" office:value-type="string" calcext:value-type="string">
            <text:p>Byte/s</text:p>
          </table:table-cell>
          <table:table-cell table:style-name="ce1" table:number-columns-repeated="2"/>
          <table:table-cell table:style-name="ce1" office:value-type="string" calcext:value-type="string">
            <text:p>FPS</text:p>
          </table:table-cell>
          <table:table-cell table:style-name="ce1" office:value-type="string" calcext:value-type="string">
            <text:p>size MB</text:p>
          </table:table-cell>
          <table:table-cell table:style-name="ce1" table:number-columns-repeated="2"/>
          <table:table-cell table:style-name="ce1" office:value-type="string" calcext:value-type="string">
            <text:p>Rope speed</text:p>
            <text:p>m/min</text:p>
          </table:table-cell>
          <table:table-cell table:style-name="ce1" office:value-type="string" calcext:value-type="string">
            <text:p>Rope speed</text:p>
            <text:p>mm/min</text:p>
          </table:table-cell>
          <table:table-cell table:style-name="ce1" office:value-type="string" calcext:value-type="string">
            <text:p>Rope speed</text:p>
            <text:p>mm/sec</text:p>
          </table:table-cell>
          <table:table-cell table:style-name="ce1" office:value-type="string" calcext:value-type="string">
            <text:p>Frame width</text:p>
            <text:p>mm</text:p>
          </table:table-cell>
          <table:table-cell table:style-name="ce1" office:value-type="string" calcext:value-type="string">
            <text:p>FPS</text:p>
          </table:table-cell>
          <table:table-cell/>
          <table:table-cell table:style-name="ce1" table:number-columns-repeated="16367"/>
        </table:table-row>
        <table:table-row table:style-name="ro1">
          <table:table-cell/>
          <table:table-cell table:style-name="ce9" office:value-type="float" office:value="1" calcext:value-type="float">
            <text:p>1.00</text:p>
          </table:table-cell>
          <table:table-cell table:style-name="ce6" table:formula="of:= [.B4]* 1000" office:value-type="float" office:value="1000" calcext:value-type="float">
            <text:p>1000.00</text:p>
          </table:table-cell>
          <table:table-cell table:style-name="ce6" table:formula="of:=[.C4]/8" office:value-type="float" office:value="125" calcext:value-type="float">
            <text:p>125.00</text:p>
          </table:table-cell>
          <table:table-cell table:style-name="ce4" table:formula="of:=[.D4]*1000000" office:value-type="float" office:value="125000000" calcext:value-type="float">
            <text:p>1.25E+08</text:p>
          </table:table-cell>
          <table:table-cell table:number-columns-repeated="7"/>
          <table:table-cell table:style-name="Default" table:number-columns-repeated="2"/>
          <table:table-cell/>
          <table:table-cell table:style-name="Default"/>
          <table:table-cell table:number-columns-repeated="16368"/>
        </table:table-row>
        <table:table-row table:style-name="ro1">
          <table:table-cell/>
          <table:table-cell table:style-name="ce10" table:formula="of:=[.C5]/1000" office:value-type="float" office:value="0.441176470588235" calcext:value-type="float">
            <text:p>0.44</text:p>
          </table:table-cell>
          <table:table-cell table:style-name="ce6" table:formula="of:=[.D5]*8" office:value-type="float" office:value="441.176470588235" calcext:value-type="float">
            <text:p>441.18</text:p>
          </table:table-cell>
          <table:table-cell table:style-name="ce6" table:formula="of:=[.E5]/1000000" office:value-type="float" office:value="55.1470588235294" calcext:value-type="float">
            <text:p>55.15</text:p>
          </table:table-cell>
          <table:table-cell table:style-name="ce4" table:formula="of:=[.H5]*[.I5] * 1000000" office:value-type="float" office:value="55147058.8235294" calcext:value-type="float">
            <text:p>5.51E+07</text:p>
          </table:table-cell>
          <table:table-cell table:number-columns-repeated="2"/>
          <table:table-cell table:style-name="ce7" office:value-type="float" office:value="36.7647058823529" calcext:value-type="float">
            <text:p>36.765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L5]*1000" office:value-type="float" office:value="50000" calcext:value-type="float">
            <text:p>50 000</text:p>
          </table:table-cell>
          <table:table-cell table:formula="of:=[.M5] / 60" office:value-type="float" office:value="833.333333333333" calcext:value-type="float">
            <text:p>833.33</text:p>
          </table:table-cell>
          <table:table-cell office:value-type="float" office:value="68" calcext:value-type="float">
            <text:p>68</text:p>
          </table:table-cell>
          <table:table-cell table:formula="of:= [.N5] / [.O5]" office:value-type="float" office:value="12.2549019607843" calcext:value-type="float">
            <text:p>12.255</text:p>
          </table:table-cell>
          <table:table-cell table:number-columns-repeated="16368"/>
        </table:table-row>
        <table:table-row table:style-name="ro1">
          <table:table-cell/>
          <table:table-cell table:style-name="ce10" table:formula="of:=[.C6]/1000" office:value-type="float" office:value="0.5" calcext:value-type="float">
            <text:p>0.50</text:p>
          </table:table-cell>
          <table:table-cell table:style-name="ce6" table:formula="of:=[.D6]*8" office:value-type="float" office:value="500" calcext:value-type="float">
            <text:p>500.00</text:p>
          </table:table-cell>
          <table:table-cell table:style-name="ce6" table:formula="of:=[.E6]/1000000" office:value-type="float" office:value="62.5" calcext:value-type="float">
            <text:p>62.50</text:p>
          </table:table-cell>
          <table:table-cell table:style-name="ce4" table:formula="of:=[.H6]*[.I6] * 1000000" office:value-type="float" office:value="62500000" calcext:value-type="float">
            <text:p>6.25E+07</text:p>
          </table:table-cell>
          <table:table-cell table:number-columns-repeated="2"/>
          <table:table-cell table:style-name="ce7" office:value-type="float" office:value="36.7647058823529" calcext:value-type="float">
            <text:p>36.765</text:p>
          </table:table-cell>
          <table:table-cell office:value-type="float" office:value="1.7" calcext:value-type="float">
            <text:p>1.7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L6]*1000" office:value-type="float" office:value="60000" calcext:value-type="float">
            <text:p>60 000</text:p>
          </table:table-cell>
          <table:table-cell table:formula="of:=[.M6] / 60" office:value-type="float" office:value="1000" calcext:value-type="float">
            <text:p>1000.00</text:p>
          </table:table-cell>
          <table:table-cell office:value-type="float" office:value="68" calcext:value-type="float">
            <text:p>68</text:p>
          </table:table-cell>
          <table:table-cell table:formula="of:= [.N6] / [.O6]" office:value-type="float" office:value="14.7058823529412" calcext:value-type="float">
            <text:p>14.706</text:p>
          </table:table-cell>
          <table:table-cell table:number-columns-repeated="16368"/>
        </table:table-row>
        <table:table-row table:style-name="ro1">
          <table:table-cell/>
          <table:table-cell table:style-name="ce10" table:formula="of:=[.C7]/1000" office:value-type="float" office:value="0.588235294117647" calcext:value-type="float">
            <text:p>0.59</text:p>
          </table:table-cell>
          <table:table-cell table:style-name="ce6" table:formula="of:=[.D7]*8" office:value-type="float" office:value="588.235294117647" calcext:value-type="float">
            <text:p>588.24</text:p>
          </table:table-cell>
          <table:table-cell table:style-name="ce6" table:formula="of:=[.E7]/1000000" office:value-type="float" office:value="73.5294117647059" calcext:value-type="float">
            <text:p>73.53</text:p>
          </table:table-cell>
          <table:table-cell table:style-name="ce4" table:formula="of:=[.H7]*[.I7] * 1000000" office:value-type="float" office:value="73529411.7647059" calcext:value-type="float">
            <text:p>7.35E+07</text:p>
          </table:table-cell>
          <table:table-cell table:number-columns-repeated="2"/>
          <table:table-cell table:style-name="ce7" office:value-type="float" office:value="36.7647058823529" calcext:value-type="float">
            <text:p>36.76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L7]*1000" office:value-type="float" office:value="70000" calcext:value-type="float">
            <text:p>70 000</text:p>
          </table:table-cell>
          <table:table-cell table:formula="of:=[.M7] / 60" office:value-type="float" office:value="1166.66666666667" calcext:value-type="float">
            <text:p>1166.67</text:p>
          </table:table-cell>
          <table:table-cell office:value-type="float" office:value="68" calcext:value-type="float">
            <text:p>68</text:p>
          </table:table-cell>
          <table:table-cell table:formula="of:= [.N7] / [.O7]" office:value-type="float" office:value="17.1568627450981" calcext:value-type="float">
            <text:p>17.157</text:p>
          </table:table-cell>
          <table:table-cell table:number-columns-repeated="16368"/>
        </table:table-row>
        <table:table-row table:style-name="ro1">
          <table:table-cell/>
          <table:table-cell table:style-name="ce10" table:formula="of:=[.C8]/1000" office:value-type="float" office:value="0.61764705882353" calcext:value-type="float">
            <text:p>0.62</text:p>
          </table:table-cell>
          <table:table-cell table:style-name="ce6" table:formula="of:=[.D8]*8" office:value-type="float" office:value="617.64705882353" calcext:value-type="float">
            <text:p>617.65</text:p>
          </table:table-cell>
          <table:table-cell table:style-name="ce6" table:formula="of:=[.E8]/1000000" office:value-type="float" office:value="77.2058823529412" calcext:value-type="float">
            <text:p>77.21</text:p>
          </table:table-cell>
          <table:table-cell table:style-name="ce4" table:formula="of:=[.H8]*[.I8] * 1000000" office:value-type="float" office:value="77205882.3529412" calcext:value-type="float">
            <text:p>7.72E+07</text:p>
          </table:table-cell>
          <table:table-cell table:number-columns-repeated="2"/>
          <table:table-cell table:style-name="ce7" office:value-type="float" office:value="36.7647058823529" calcext:value-type="float">
            <text:p>36.765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L8]*1000" office:value-type="float" office:value="80000" calcext:value-type="float">
            <text:p>80 000</text:p>
          </table:table-cell>
          <table:table-cell table:formula="of:=[.M8] / 60" office:value-type="float" office:value="1333.33333333333" calcext:value-type="float">
            <text:p>1333.33</text:p>
          </table:table-cell>
          <table:table-cell office:value-type="float" office:value="68" calcext:value-type="float">
            <text:p>68</text:p>
          </table:table-cell>
          <table:table-cell table:formula="of:= [.N8] / [.O8]" office:value-type="float" office:value="19.6078431372549" calcext:value-type="float">
            <text:p>19.608</text:p>
          </table:table-cell>
          <table:table-cell table:number-columns-repeated="16368"/>
        </table:table-row>
        <table:table-row table:style-name="ro1">
          <table:table-cell/>
          <table:table-cell table:style-name="ce10" table:formula="of:=[.C9]/1000" office:value-type="float" office:value="0.735294117647059" calcext:value-type="float">
            <text:p>0.74</text:p>
          </table:table-cell>
          <table:table-cell table:style-name="ce6" table:formula="of:=[.D9]*8" office:value-type="float" office:value="735.294117647059" calcext:value-type="float">
            <text:p>735.29</text:p>
          </table:table-cell>
          <table:table-cell table:style-name="ce6" table:formula="of:=[.E9]/1000000" office:value-type="float" office:value="91.9117647058823" calcext:value-type="float">
            <text:p>91.91</text:p>
          </table:table-cell>
          <table:table-cell table:style-name="ce4" table:formula="of:=[.H9]*[.I9] * 1000000" office:value-type="float" office:value="91911764.7058823" calcext:value-type="float">
            <text:p>9.19E+07</text:p>
          </table:table-cell>
          <table:table-cell table:number-columns-repeated="2"/>
          <table:table-cell table:style-name="ce7" office:value-type="float" office:value="36.7647058823529" calcext:value-type="float">
            <text:p>36.765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L9]*1000" office:value-type="float" office:value="90000" calcext:value-type="float">
            <text:p>90 000</text:p>
          </table:table-cell>
          <table:table-cell table:formula="of:=[.M9] / 60" office:value-type="float" office:value="1500" calcext:value-type="float">
            <text:p>1500.00</text:p>
          </table:table-cell>
          <table:table-cell office:value-type="float" office:value="68" calcext:value-type="float">
            <text:p>68</text:p>
          </table:table-cell>
          <table:table-cell table:formula="of:= [.N9] / [.O9]" office:value-type="float" office:value="22.0588235294118" calcext:value-type="float">
            <text:p>22.059</text:p>
          </table:table-cell>
          <table:table-cell table:number-columns-repeated="16368"/>
        </table:table-row>
        <table:table-row table:style-name="ro1">
          <table:table-cell/>
          <table:table-cell table:style-name="ce10" table:formula="of:=[.C10]/1000" office:value-type="float" office:value="0.794117647058824" calcext:value-type="float">
            <text:p>0.79</text:p>
          </table:table-cell>
          <table:table-cell table:style-name="ce6" table:formula="of:=[.D10]*8" office:value-type="float" office:value="794.117647058824" calcext:value-type="float">
            <text:p>794.12</text:p>
          </table:table-cell>
          <table:table-cell table:style-name="ce6" table:formula="of:=[.E10]/1000000" office:value-type="float" office:value="99.264705882353" calcext:value-type="float">
            <text:p>99.26</text:p>
          </table:table-cell>
          <table:table-cell table:style-name="ce4" table:formula="of:=[.H10]*[.I10] * 1000000" office:value-type="float" office:value="99264705.882353" calcext:value-type="float">
            <text:p>9.93E+07</text:p>
          </table:table-cell>
          <table:table-cell table:number-columns-repeated="2"/>
          <table:table-cell table:style-name="ce7" office:value-type="float" office:value="36.7647058823529" calcext:value-type="float">
            <text:p>36.765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L10]*1000" office:value-type="float" office:value="100000" calcext:value-type="float">
            <text:p>100 000</text:p>
          </table:table-cell>
          <table:table-cell table:formula="of:=[.M10] / 60" office:value-type="float" office:value="1666.66666666667" calcext:value-type="float">
            <text:p>1666.67</text:p>
          </table:table-cell>
          <table:table-cell office:value-type="float" office:value="68" calcext:value-type="float">
            <text:p>68</text:p>
          </table:table-cell>
          <table:table-cell table:formula="of:= [.N10] / [.O10]" office:value-type="float" office:value="24.5098039215687" calcext:value-type="float">
            <text:p>24.510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float" office:value="110" calcext:value-type="float">
            <text:p>110</text:p>
          </table:table-cell>
          <table:table-cell table:formula="of:=[.L11]*1000" office:value-type="float" office:value="110000" calcext:value-type="float">
            <text:p>110 000</text:p>
          </table:table-cell>
          <table:table-cell table:formula="of:=[.M11] / 60" office:value-type="float" office:value="1833.33333333333" calcext:value-type="float">
            <text:p>1833.33</text:p>
          </table:table-cell>
          <table:table-cell office:value-type="float" office:value="68" calcext:value-type="float">
            <text:p>68</text:p>
          </table:table-cell>
          <table:table-cell table:formula="of:= [.N11] / [.O11]" office:value-type="float" office:value="26.9607843137254" calcext:value-type="float">
            <text:p>26.961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float" office:value="120" calcext:value-type="float">
            <text:p>120</text:p>
          </table:table-cell>
          <table:table-cell table:formula="of:=[.L12]*1000" office:value-type="float" office:value="120000" calcext:value-type="float">
            <text:p>120 000</text:p>
          </table:table-cell>
          <table:table-cell table:formula="of:=[.M12] / 60" office:value-type="float" office:value="2000" calcext:value-type="float">
            <text:p>2000.00</text:p>
          </table:table-cell>
          <table:table-cell office:value-type="float" office:value="68" calcext:value-type="float">
            <text:p>68</text:p>
          </table:table-cell>
          <table:table-cell table:formula="of:= [.N12] / [.O12]" office:value-type="float" office:value="29.4117647058824" calcext:value-type="float">
            <text:p>29.412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float" office:value="130" calcext:value-type="float">
            <text:p>130</text:p>
          </table:table-cell>
          <table:table-cell table:formula="of:=[.L13]*1000" office:value-type="float" office:value="130000" calcext:value-type="float">
            <text:p>130 000</text:p>
          </table:table-cell>
          <table:table-cell table:formula="of:=[.M13] / 60" office:value-type="float" office:value="2166.66666666667" calcext:value-type="float">
            <text:p>2166.67</text:p>
          </table:table-cell>
          <table:table-cell office:value-type="float" office:value="68" calcext:value-type="float">
            <text:p>68</text:p>
          </table:table-cell>
          <table:table-cell table:formula="of:= [.N13] / [.O13]" office:value-type="float" office:value="31.8627450980393" calcext:value-type="float">
            <text:p>31.863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float" office:value="140" calcext:value-type="float">
            <text:p>140</text:p>
          </table:table-cell>
          <table:table-cell table:formula="of:=[.L14]*1000" office:value-type="float" office:value="140000" calcext:value-type="float">
            <text:p>140 000</text:p>
          </table:table-cell>
          <table:table-cell table:formula="of:=[.M14] / 60" office:value-type="float" office:value="2333.33333333333" calcext:value-type="float">
            <text:p>2333.33</text:p>
          </table:table-cell>
          <table:table-cell office:value-type="float" office:value="68" calcext:value-type="float">
            <text:p>68</text:p>
          </table:table-cell>
          <table:table-cell table:formula="of:= [.N14] / [.O14]" office:value-type="float" office:value="34.313725490196" calcext:value-type="float">
            <text:p>34.314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float" office:value="150" calcext:value-type="float">
            <text:p>150</text:p>
          </table:table-cell>
          <table:table-cell table:formula="of:=[.L15]*1000" office:value-type="float" office:value="150000" calcext:value-type="float">
            <text:p>150 000</text:p>
          </table:table-cell>
          <table:table-cell table:formula="of:=[.M15] / 60" office:value-type="float" office:value="2500" calcext:value-type="float">
            <text:p>2500.00</text:p>
          </table:table-cell>
          <table:table-cell office:value-type="float" office:value="68" calcext:value-type="float">
            <text:p>68</text:p>
          </table:table-cell>
          <table:table-cell table:formula="of:= [.N15] / [.O15]" office:value-type="float" office:value="36.7647058823529" calcext:value-type="float">
            <text:p>36.765</text:p>
          </table:table-cell>
          <table:table-cell table:number-columns-repeated="16368"/>
        </table:table-row>
        <table:table-row table:style-name="ro1">
          <table:table-cell table:number-columns-repeated="12"/>
          <table:table-cell table:style-name="Default" table:number-columns-repeated="2"/>
          <table:table-cell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0" number:min-decimal-places="0" number:min-integer-digits="1">
        <number:embedded-text number:position="3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3:11:10.362031860</meta:creation-date>
    <dc:date>2025-04-03T14:34:35.172088006</dc:date>
    <meta:editing-duration>P1DT1H20M50S</meta:editing-duration>
    <meta:editing-cycles>2</meta:editing-cycles>
    <meta:generator>LibreOffice/7.4.7.2$Linux_X86_64 LibreOffice_project/40$Build-2</meta:generator>
    <meta:document-statistic meta:table-count="1" meta:cell-count="106" meta:object-count="0"/>
  </office:meta>
</office:document-meta>
</file>